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nov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72">
            <text:p>272</text:p>
          </table:table-cell>
          <table:table-cell table:style-name="ce22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66">
            <text:p>466</text:p>
          </table:table-cell>
          <table:table-cell table:style-name="ce22" office:value-type="float" office:value="92">
            <text:p>9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525">
            <text:p>1525</text:p>
          </table:table-cell>
          <table:table-cell table:style-name="ce22" office:value-type="float" office:value="308">
            <text:p>30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43">
            <text:p>34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32">
            <text:p>1232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090">
            <text:p>2090</text:p>
          </table:table-cell>
          <table:table-cell table:style-name="ce22" office:value-type="float" office:value="110">
            <text:p>11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615">
            <text:p>3615</text:p>
          </table:table-cell>
          <table:table-cell table:style-name="ce22" office:value-type="float" office:value="418">
            <text:p>41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